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666666" loext:opacity="100%" fo:font-size="8pt" fo:language="es" fo:country="ES" fo:font-style="italic" fo:font-weight="bold" officeooo:paragraph-rsid="0004b2c2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Header">
      <style:paragraph-properties fo:text-align="start" style:justify-single-word="false" fo:orphans="2" fo:widows="2" style:writing-mode="lr-tb"/>
      <style:text-properties fo:color="#999999" loext:opacity="100%" fo:language="es" fo:country="ES" officeooo:paragraph-rsid="0004b2c2"/>
    </style:style>
    <style:style style:name="P3" style:family="paragraph" style:parent-style-name="Heading_20_1">
      <style:paragraph-properties fo:margin-left="0cm" fo:margin-right="0cm" fo:margin-top="0.423cm" fo:margin-bottom="0.499cm" style:contextual-spacing="false" fo:text-align="justify" style:justify-single-word="false" fo:orphans="2" fo:widows="2" fo:text-indent="0cm" style:auto-text-indent="false" fo:padding="0.049cm" fo:border-left="none" fo:border-right="none" fo:border-top="none" fo:border-bottom="1.5pt solid #800000" style:shadow="none" style:join-border="false"/>
      <style:text-properties style:use-window-font-color="true" loext:opacity="0%" style:font-name="Times New Roman" fo:font-size="11pt" fo:language="es" fo:country="ES" style:text-underline-style="none" fo:font-weight="normal" officeooo:rsid="0004b2c2" officeooo:paragraph-rsid="000774e5" style:font-size-asian="11pt" style:font-weight-asian="normal" style:font-size-complex="11pt" style:font-weight-complex="normal"/>
    </style:style>
    <style:style style:name="P4" style:family="paragraph" style:parent-style-name="Text_20_body">
      <style:text-properties officeooo:rsid="00258ac6" officeooo:paragraph-rsid="00258ac6"/>
    </style:style>
    <style:style style:name="P5" style:family="paragraph" style:parent-style-name="Standard">
      <style:text-properties officeooo:rsid="001675c0" officeooo:paragraph-rsid="001675c0"/>
    </style:style>
    <style:style style:name="P6" style:family="paragraph" style:parent-style-name="Standard">
      <style:text-properties officeooo:rsid="0018408f" officeooo:paragraph-rsid="0018408f"/>
    </style:style>
    <style:style style:name="P7" style:family="paragraph" style:parent-style-name="Standard">
      <style:text-properties officeooo:rsid="0018408f" officeooo:paragraph-rsid="001954fe"/>
    </style:style>
    <style:style style:name="P8" style:family="paragraph" style:parent-style-name="Standard">
      <style:text-properties officeooo:rsid="001aff5c" officeooo:paragraph-rsid="001aff5c"/>
    </style:style>
    <style:style style:name="P9" style:family="paragraph" style:parent-style-name="Standard">
      <style:text-properties officeooo:rsid="001aff5c" officeooo:paragraph-rsid="001edafa"/>
    </style:style>
    <style:style style:name="P10" style:family="paragraph" style:parent-style-name="Standard">
      <style:text-properties officeooo:rsid="001f5a15" officeooo:paragraph-rsid="001f5a15"/>
    </style:style>
    <style:style style:name="P11" style:family="paragraph" style:parent-style-name="Standard">
      <style:text-properties officeooo:paragraph-rsid="001f5a15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officeooo:paragraph-rsid="0022dfd7"/>
    </style:style>
    <style:style style:name="P14" style:family="paragraph" style:parent-style-name="Text_20_body">
      <style:text-properties officeooo:paragraph-rsid="00258ac6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 style:master-page-name="">
      <style:paragraph-properties fo:margin-left="0.635cm" fo:margin-right="0cm" fo:margin-top="0.423cm" fo:margin-bottom="0.499cm" style:contextual-spacing="false" fo:orphans="2" fo:widows="2" fo:text-indent="0cm" style:auto-text-indent="false" style:page-number="auto" fo:break-before="page" fo:padding-left="0cm" fo:padding-right="0cm" fo:padding-top="0cm" fo:padding-bottom="0.049cm" fo:border-left="none" fo:border-right="none" fo:border-top="none" fo:border-bottom="1.5pt solid #800000" style:shadow="none" fo:keep-with-next="always" style:writing-mode="lr-tb"/>
      <style:text-properties fo:font-variant="normal" fo:text-transform="none" fo:color="#004a4a" loext:opacity="100%" style:font-name="Times New Roman" fo:font-size="6pt" fo:language="es" fo:country="ES" style:text-underline-style="none" fo:font-weight="bold" officeooo:rsid="0004b2c2" officeooo:paragraph-rsid="0004b2c2" style:font-name-asian="Arial Unicode MS" style:font-size-asian="5.25pt" style:font-weight-asian="normal" style:font-name-complex="Tahoma" style:font-size-complex="6pt" style:font-weight-complex="normal"/>
    </style:style>
    <style:style style:name="P18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0a896d" style:font-size-asian="16pt" style:font-size-complex="16pt"/>
    </style:style>
    <style:style style:name="P19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355252" style:font-size-asian="16pt" style:font-size-complex="16pt"/>
    </style:style>
    <style:style style:name="P20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4e1cdb" style:font-size-asian="16pt" style:font-size-complex="16pt"/>
    </style:style>
    <style:style style:name="P21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54cb88" style:font-size-asian="16pt" style:font-size-complex="16pt"/>
    </style:style>
    <style:style style:name="P22" style:family="paragraph" style:parent-style-name="Heading_20_3">
      <style:text-properties officeooo:rsid="00258ac6" officeooo:paragraph-rsid="00258ac6"/>
    </style:style>
    <style:style style:name="P23" style:family="paragraph" style:parent-style-name="Heading_20_3">
      <style:text-properties officeooo:rsid="0038c4fb" officeooo:paragraph-rsid="0038c4fb"/>
    </style:style>
    <style:style style:name="P24" style:family="paragraph" style:parent-style-name="Heading_20_3">
      <style:text-properties officeooo:rsid="004637c0" officeooo:paragraph-rsid="004637c0"/>
    </style:style>
    <style:style style:name="P25" style:family="paragraph" style:parent-style-name="Heading_20_3">
      <style:text-properties officeooo:rsid="004acd74" officeooo:paragraph-rsid="004acd74"/>
    </style:style>
    <style:style style:name="P26" style:family="paragraph" style:parent-style-name="Heading_20_3">
      <style:text-properties officeooo:rsid="004fecd3" officeooo:paragraph-rsid="004fecd3"/>
    </style:style>
    <style:style style:name="P27" style:family="paragraph" style:parent-style-name="Heading_20_3">
      <style:text-properties officeooo:rsid="004fecd3" officeooo:paragraph-rsid="005463a3"/>
    </style:style>
    <style:style style:name="P28" style:family="paragraph" style:parent-style-name="Standard">
      <style:text-properties style:text-line-through-style="none" style:text-line-through-type="none" officeooo:rsid="0022808f" officeooo:paragraph-rsid="0022808f" style:text-blinking="false"/>
    </style:style>
    <style:style style:name="P29" style:family="paragraph" style:parent-style-name="Standard">
      <style:text-properties style:text-line-through-style="none" style:text-line-through-type="none" officeooo:rsid="0018408f" officeooo:paragraph-rsid="0018408f" style:text-blinking="false"/>
    </style:style>
    <style:style style:name="P30" style:family="paragraph" style:parent-style-name="Standard">
      <style:text-properties style:text-line-through-style="none" style:text-line-through-type="none" officeooo:rsid="001aff5c" officeooo:paragraph-rsid="001aff5c" style:text-blinking="false"/>
    </style:style>
    <style:style style:name="P31" style:family="paragraph" style:parent-style-name="Standard">
      <style:text-properties style:text-line-through-style="none" style:text-line-through-type="none" officeooo:rsid="001aff5c" officeooo:paragraph-rsid="001edafa" style:text-blinking="false"/>
    </style:style>
    <style:style style:name="P32" style:family="paragraph" style:parent-style-name="Standard">
      <style:text-properties style:text-line-through-style="none" style:text-line-through-type="none" officeooo:rsid="0036c2d0" officeooo:paragraph-rsid="0036c2d0" style:text-blinking="false"/>
    </style:style>
    <style:style style:name="P33" style:family="paragraph" style:parent-style-name="Standard">
      <style:text-properties style:text-line-through-style="none" style:text-line-through-type="none" officeooo:rsid="0036c2d0" officeooo:paragraph-rsid="004e1cdb" style:text-blinking="false"/>
    </style:style>
    <style:style style:name="P34" style:family="paragraph" style:parent-style-name="Standard">
      <style:text-properties style:text-line-through-style="none" style:text-line-through-type="none" officeooo:rsid="0036c2d0" officeooo:paragraph-rsid="0054cb88" style:text-blinking="false"/>
    </style:style>
    <style:style style:name="P35" style:family="paragraph" style:parent-style-name="Standard">
      <style:text-properties style:text-line-through-style="none" style:text-line-through-type="none" officeooo:rsid="003e7558" officeooo:paragraph-rsid="003e7558" style:text-blinking="false"/>
    </style:style>
    <style:style style:name="P36" style:family="paragraph" style:parent-style-name="Standard">
      <style:text-properties style:use-window-font-color="true" loext:opacity="0%" fo:font-size="11pt" fo:language="es" fo:country="ES" officeooo:paragraph-rsid="000afb49" style:font-size-asian="11pt" style:font-size-complex="11pt"/>
    </style:style>
    <style:style style:name="P37" style:family="paragraph" style:parent-style-name="Standard">
      <style:text-properties style:use-window-font-color="true" loext:opacity="0%" fo:font-size="11pt" fo:language="es" fo:country="ES" officeooo:rsid="0056567d" officeooo:paragraph-rsid="0056567d" style:font-size-asian="11pt" style:font-size-complex="11pt"/>
    </style:style>
    <style:style style:name="P38" style:family="paragraph" style:parent-style-name="Standard">
      <style:text-properties style:use-window-font-color="true" loext:opacity="0%" fo:font-size="11pt" fo:language="es" fo:country="ES" officeooo:rsid="0056fe6b" officeooo:paragraph-rsid="0056fe6b" style:font-size-asian="11pt" style:font-size-complex="11pt"/>
    </style:style>
    <style:style style:name="P39" style:family="paragraph" style:parent-style-name="Standard">
      <style:text-properties officeooo:paragraph-rsid="00355252"/>
    </style:style>
    <style:style style:name="P40" style:family="paragraph" style:parent-style-name="Standard">
      <style:text-properties officeooo:paragraph-rsid="004e1cdb"/>
    </style:style>
    <style:style style:name="P41" style:family="paragraph" style:parent-style-name="Standard">
      <style:text-properties officeooo:paragraph-rsid="0054cb88"/>
    </style:style>
    <style:style style:name="P42" style:family="paragraph" style:parent-style-name="Text_20_body">
      <style:paragraph-properties fo:margin-left="0.635cm" fo:margin-right="0cm" fo:margin-top="0.423cm" fo:margin-bottom="0.499cm" style:contextual-spacing="false" fo:orphans="2" fo:widows="2" fo:text-indent="-0.635cm" style:auto-text-indent="false" fo:break-before="page" fo:padding-left="0cm" fo:padding-right="0cm" fo:padding-top="0cm" fo:padding-bottom="0.049cm" fo:border-left="none" fo:border-right="none" fo:border-top="none" fo:border-bottom="1.5pt solid #800000" style:shadow="none" style:writing-mode="lr-tb"/>
      <style:text-properties fo:font-variant="normal" fo:text-transform="none" fo:color="#004a4a" loext:opacity="100%" style:font-name="Times New Roman" fo:font-size="6pt" fo:language="es" fo:country="ES" style:text-underline-style="none" fo:font-weight="bold" officeooo:rsid="0004b2c2" officeooo:paragraph-rsid="0004b2c2" style:font-name-asian="Arial Unicode MS" style:font-size-asian="5.25pt" style:font-weight-asian="normal" style:font-name-complex="Tahoma" style:font-size-complex="6pt" style:font-weight-complex="normal"/>
    </style:style>
    <style:style style:name="P43" style:family="paragraph" style:parent-style-name="Text_20_body">
      <style:paragraph-properties fo:margin-left="0.635cm" fo:margin-right="0cm" fo:margin-top="0.423cm" fo:margin-bottom="0.499cm" style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1.5pt solid #800000" style:shadow="none" style:writing-mode="lr-tb"/>
      <style:text-properties fo:font-variant="normal" fo:text-transform="none" fo:color="#004a4a" loext:opacity="100%" style:font-name="Times New Roman" fo:font-size="6pt" fo:language="es" fo:country="ES" style:text-underline-style="none" fo:font-weight="bold" officeooo:rsid="0004b2c2" officeooo:paragraph-rsid="0004b2c2" style:font-name-asian="Arial Unicode MS" style:font-size-asian="5.25pt" style:font-weight-asian="normal" style:font-name-complex="Tahoma" style:font-size-complex="6pt" style:font-weight-complex="normal"/>
    </style:style>
    <style:style style:name="P44" style:family="paragraph" style:parent-style-name="Text_20_body">
      <style:paragraph-properties fo:margin-left="0.635cm" fo:margin-right="0cm" fo:margin-top="0.423cm" fo:margin-bottom="0.499cm" style:contextual-spacing="false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1.5pt solid #800000" style:shadow="none" style:writing-mode="lr-tb"/>
      <style:text-properties fo:font-variant="normal" fo:text-transform="none" fo:color="#004a4a" loext:opacity="100%" style:font-name="Times New Roman" fo:font-size="40pt" fo:language="es" fo:country="ES" style:text-underline-style="none" fo:font-weight="bold" officeooo:rsid="005a6823" officeooo:paragraph-rsid="005a6823" style:font-name-asian="Arial Unicode MS" style:font-size-asian="40pt" style:font-weight-asian="normal" style:font-name-complex="Tahoma" style:font-size-complex="40pt" style:font-weight-complex="normal"/>
    </style:style>
    <style:style style:name="P45" style:family="paragraph" style:parent-style-name="Text_20_body">
      <style:text-properties officeooo:rsid="00258ac6" officeooo:paragraph-rsid="00258ac6"/>
    </style:style>
    <style:style style:name="P46" style:family="paragraph" style:parent-style-name="Text_20_body">
      <style:text-properties officeooo:rsid="00258ac6" officeooo:paragraph-rsid="0038c4fb"/>
    </style:style>
    <style:style style:name="P47" style:family="paragraph" style:parent-style-name="Text_20_body">
      <style:text-properties officeooo:rsid="00258ac6" officeooo:paragraph-rsid="004637c0"/>
    </style:style>
    <style:style style:name="P48" style:family="paragraph" style:parent-style-name="Text_20_body">
      <style:text-properties officeooo:rsid="00258ac6" officeooo:paragraph-rsid="004acd74"/>
    </style:style>
    <style:style style:name="P49" style:family="paragraph" style:parent-style-name="Text_20_body">
      <style:text-properties officeooo:rsid="00258ac6" officeooo:paragraph-rsid="004fecd3"/>
    </style:style>
    <style:style style:name="P50" style:family="paragraph" style:parent-style-name="Text_20_body">
      <style:text-properties officeooo:rsid="00258ac6" officeooo:paragraph-rsid="005463a3"/>
    </style:style>
    <style:style style:name="P51" style:family="paragraph" style:parent-style-name="Text_20_body">
      <style:text-properties fo:color="#004a4a" loext:opacity="100%" fo:font-size="16pt" fo:language="es" fo:country="ES" officeooo:paragraph-rsid="00258ac6" style:font-size-asian="16pt" style:font-size-complex="16pt"/>
    </style:style>
    <style:style style:name="P52" style:family="paragraph" style:parent-style-name="Text_20_body">
      <style:text-properties officeooo:rsid="0038c4fb" officeooo:paragraph-rsid="0038c4fb"/>
    </style:style>
    <style:style style:name="P53" style:family="paragraph" style:parent-style-name="Text_20_body">
      <style:text-properties officeooo:rsid="0038c4fb" officeooo:paragraph-rsid="0040f035"/>
    </style:style>
    <style:style style:name="P54" style:family="paragraph" style:parent-style-name="Text_20_body">
      <style:text-properties officeooo:rsid="0038c4fb" officeooo:paragraph-rsid="00447ce7"/>
    </style:style>
    <style:style style:name="P55" style:family="paragraph" style:parent-style-name="Text_20_body">
      <style:text-properties style:text-underline-style="solid" style:text-underline-width="auto" style:text-underline-color="font-color" officeooo:rsid="0040b5c4" officeooo:paragraph-rsid="0040b5c4"/>
    </style:style>
    <style:style style:name="P56" style:family="paragraph" style:parent-style-name="Text_20_body">
      <style:text-properties officeooo:rsid="0047dc63" officeooo:paragraph-rsid="0047dc63"/>
    </style:style>
    <style:style style:name="P57" style:family="paragraph" style:parent-style-name="Text_20_body">
      <style:text-properties officeooo:rsid="004970a4" officeooo:paragraph-rsid="004970a4"/>
    </style:style>
    <style:style style:name="P58" style:family="paragraph" style:parent-style-name="Text_20_body">
      <style:text-properties officeooo:rsid="004acd74" officeooo:paragraph-rsid="004acd74"/>
    </style:style>
    <style:style style:name="P59" style:family="paragraph" style:parent-style-name="Text_20_body">
      <style:text-properties officeooo:rsid="004fecd3" officeooo:paragraph-rsid="004fecd3"/>
    </style:style>
    <style:style style:name="P60" style:family="paragraph" style:parent-style-name="Text_20_body">
      <style:text-properties officeooo:rsid="004fecd3" officeooo:paragraph-rsid="004acd74"/>
    </style:style>
    <style:style style:name="P61" style:family="paragraph" style:parent-style-name="Text_20_body">
      <style:text-properties officeooo:rsid="004fecd3" officeooo:paragraph-rsid="005463a3"/>
    </style:style>
    <style:style style:name="T1" style:family="text">
      <style:text-properties officeooo:rsid="001b40e6"/>
    </style:style>
    <style:style style:name="T2" style:family="text">
      <style:text-properties officeooo:rsid="00092778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fo:font-style="italic" fo:font-weight="bold" officeooo:rsid="0013df2a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ize="8pt" fo:font-style="italic" fo:font-weight="bold" officeooo:rsid="0007a3b3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8pt" fo:font-style="italic" fo:font-weight="bold" officeooo:rsid="001d3d8c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font-variant="normal" fo:text-transform="none" style:text-underline-style="none" fo:font-weight="bold" style:font-weight-asian="normal" style:font-weight-complex="normal"/>
    </style:style>
    <style:style style:name="T8" style:family="text">
      <style:text-properties fo:font-variant="normal" fo:text-transform="none" style:text-underline-style="none" fo:font-weight="bold" officeooo:rsid="001675c0" style:font-weight-asian="normal" style:font-weight-complex="normal"/>
    </style:style>
    <style:style style:name="T9" style:family="text">
      <style:text-properties fo:font-variant="normal" fo:text-transform="none" style:text-underline-style="none" fo:font-weight="bold" officeooo:rsid="001aff5c" style:font-weight-asian="normal" style:font-weight-complex="normal"/>
    </style:style>
    <style:style style:name="T10" style:family="text">
      <style:text-properties fo:font-variant="normal" fo:text-transform="none" style:text-underline-style="none" fo:font-weight="bold" officeooo:rsid="00355252" style:font-weight-asian="normal" style:font-weight-complex="normal"/>
    </style:style>
    <style:style style:name="T11" style:family="text">
      <style:text-properties fo:font-variant="normal" fo:text-transform="none" style:text-underline-style="none" fo:font-weight="bold" officeooo:rsid="004e1cdb" style:font-weight-asian="normal" style:font-weight-complex="normal"/>
    </style:style>
    <style:style style:name="T12" style:family="text">
      <style:text-properties fo:font-variant="normal" fo:text-transform="none" style:text-underline-style="none" fo:font-weight="bold" officeooo:rsid="0054cb88" style:font-weight-asian="normal" style:font-weight-complex="normal"/>
    </style:style>
    <style:style style:name="T13" style:family="text">
      <style:text-properties fo:font-variant="normal" fo:text-transform="none" fo:color="#004a4a" loext:opacity="100%" style:text-line-through-style="none" style:text-line-through-type="none" style:text-underline-style="none" fo:font-weight="bold" officeooo:rsid="00092778" style:text-blinking="false" style:font-weight-asian="bold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Times New Roman" style:text-underline-style="none" fo:font-weight="normal" style:text-blinking="false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092778" style:text-blinking="false" style:font-weight-asian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566722" style:text-blinking="false" style:font-weight-asian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5864ee" style:text-blinking="false" style:font-weight-asian="normal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59fcaf" style:text-blinking="false" style:font-weight-asian="normal" style:font-weight-complex="normal"/>
    </style:style>
    <style:style style:name="T19" style:family="text">
      <style:text-properties style:text-line-through-style="none" style:text-line-through-type="none" style:text-blinking="false"/>
    </style:style>
    <style:style style:name="T20" style:family="text">
      <style:text-properties style:text-line-through-style="none" style:text-line-through-type="none" officeooo:rsid="0018408f" style:text-blinking="false"/>
    </style:style>
    <style:style style:name="T21" style:family="text">
      <style:text-properties style:text-line-through-style="none" style:text-line-through-type="none" officeooo:rsid="001954fe" style:text-blinking="false"/>
    </style:style>
    <style:style style:name="T22" style:family="text">
      <style:text-properties style:text-line-through-style="none" style:text-line-through-type="none" officeooo:rsid="001a875a" style:text-blinking="false"/>
    </style:style>
    <style:style style:name="T23" style:family="text">
      <style:text-properties style:text-line-through-style="none" style:text-line-through-type="none" officeooo:rsid="001aff5c" style:text-blinking="false"/>
    </style:style>
    <style:style style:name="T24" style:family="text">
      <style:text-properties style:text-line-through-style="none" style:text-line-through-type="none" officeooo:rsid="001edafa" style:text-blinking="false"/>
    </style:style>
    <style:style style:name="T25" style:family="text">
      <style:text-properties style:text-line-through-style="none" style:text-line-through-type="none" officeooo:rsid="0022dfd7" style:text-blinking="false"/>
    </style:style>
    <style:style style:name="T26" style:family="text">
      <style:text-properties style:text-line-through-style="none" style:text-line-through-type="none" officeooo:rsid="00289915" style:text-blinking="false"/>
    </style:style>
    <style:style style:name="T27" style:family="text">
      <style:text-properties style:text-underline-style="none" fo:font-weight="bold" style:font-weight-asian="normal" style:font-weight-complex="normal"/>
    </style:style>
    <style:style style:name="T28" style:family="text">
      <style:text-properties style:text-underline-style="none" fo:font-weight="bold" officeooo:rsid="000a896d" style:font-weight-asian="normal" style:font-weight-complex="normal"/>
    </style:style>
    <style:style style:name="T29" style:family="text">
      <style:text-properties style:text-underline-style="none" fo:font-weight="bold" officeooo:rsid="004d6800" style:font-weight-asian="normal" style:font-weight-complex="normal"/>
    </style:style>
    <style:style style:name="T30" style:family="text">
      <style:text-properties style:text-underline-style="none" fo:font-weight="bold" officeooo:rsid="004e1cdb" style:font-weight-asian="normal" style:font-weight-complex="normal"/>
    </style:style>
    <style:style style:name="T31" style:family="text">
      <style:text-properties style:text-underline-style="none" fo:font-weight="bold" officeooo:rsid="0054cb88" style:font-weight-asian="normal" style:font-weight-complex="normal"/>
    </style:style>
    <style:style style:name="T32" style:family="text">
      <style:text-properties officeooo:rsid="00275b59"/>
    </style:style>
    <style:style style:name="T33" style:family="text">
      <style:text-properties officeooo:rsid="00289915"/>
    </style:style>
    <style:style style:name="T34" style:family="text">
      <style:text-properties officeooo:rsid="00297a00"/>
    </style:style>
    <style:style style:name="T35" style:family="text">
      <style:text-properties officeooo:rsid="0037b4f5"/>
    </style:style>
    <style:style style:name="T36" style:family="text">
      <style:text-properties officeooo:rsid="003e7558"/>
    </style:style>
    <style:style style:name="T37" style:family="text">
      <style:text-properties officeooo:rsid="003f191a"/>
    </style:style>
    <style:style style:name="T38" style:family="text">
      <style:text-properties officeooo:rsid="00400b70"/>
    </style:style>
    <style:style style:name="T39" style:family="text">
      <style:text-properties officeooo:rsid="0040f035"/>
    </style:style>
    <style:style style:name="T40" style:family="text">
      <style:text-properties officeooo:rsid="004f829f"/>
    </style:style>
    <style:style style:name="T41" style:family="text">
      <style:text-properties officeooo:rsid="004fecd3"/>
    </style:style>
    <style:style style:name="T42" style:family="text">
      <style:text-properties officeooo:rsid="0052a961"/>
    </style:style>
    <style:style style:name="T43" style:family="text">
      <style:text-properties officeooo:rsid="005355b5"/>
    </style:style>
    <style:style style:name="T44" style:family="text">
      <style:text-properties officeooo:rsid="0056567d"/>
    </style:style>
    <style:style style:name="T45" style:family="text">
      <style:text-properties officeooo:rsid="0059fcaf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ESTUDIO FUNCIONES Y CLASES PHP</text:p>
      <text:p text:style-name="P42"><text:bookmark text:name="__RefHeading__3509_1085694913"/></text:p>
      <text:table-of-content text:style-name="Sect1" text:protected="true" text:name="Índice de contenido1">
        <text:table-of-content-source text:outline-level="10">
          <text:index-title-template text:style-name="Contents_20_Heading">TEM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 text:protected="true">
            <text:p text:style-name="Contents_20_Heading">TEMA</text:p>
          </text:index-title>
          <text:p text:style-name="P15"><text:a xlink:type="simple" xlink:href="#__RefHeading__3656_1085694913" text:style-name="Index_20_Link" text:visited-style-name="Index_20_Link">1. Clase DateTime<text:tab/>3</text:a></text:p>
          <text:p text:style-name="P16"><text:a xlink:type="simple" xlink:href="#__RefHeading___Toc1758_2618880798" text:style-name="Index_20_Link" text:visited-style-name="Index_20_Link">Format<text:tab/>3</text:a></text:p>
          <text:p text:style-name="P16"><text:a xlink:type="simple" xlink:href="#__RefHeading___Toc1760_2618880798" text:style-name="Index_20_Link" text:visited-style-name="Index_20_Link">Timezone<text:tab/>4</text:a></text:p>
          <text:p text:style-name="P15"><text:a xlink:type="simple" xlink:href="#__RefHeading__3656_1085694913%20Copia%202" text:style-name="Index_20_Link" text:visited-style-name="Index_20_Link">2. Clase PDO<text:tab/>5</text:a></text:p>
          <text:p text:style-name="P16"><text:a xlink:type="simple" xlink:href="#__RefHeading___Toc1760_2618880798%20Copia%201" text:style-name="Index_20_Link" text:visited-style-name="Index_20_Link">Prepare<text:tab/>5</text:a></text:p>
          <text:p text:style-name="P16"><text:a xlink:type="simple" xlink:href="#__RefHeading___Toc1760_2618880798%20Copia%201%20Copia%201" text:style-name="Index_20_Link" text:visited-style-name="Index_20_Link">Unset<text:tab/>5</text:a></text:p>
          <text:p text:style-name="P16"><text:a xlink:type="simple" xlink:href="#__RefHeading___Toc1760_2618880798%20Copia%201%20Copia%201%20Copia%201" text:style-name="Index_20_Link" text:visited-style-name="Index_20_Link">Begin transaction<text:tab/>5</text:a></text:p>
          <text:p text:style-name="P16"><text:a xlink:type="simple" xlink:href="#__RefHeading___Toc1760_2618880798%20Copia%201%20Copia%201%20Copia%202" text:style-name="Index_20_Link" text:visited-style-name="Index_20_Link">Commit<text:tab/>5</text:a></text:p>
          <text:p text:style-name="P16"><text:a xlink:type="simple" xlink:href="#__RefHeading___Toc1760_2618880798%20Copia%201%20Copia%201%20Copia%202%20Copia%201" text:style-name="Index_20_Link" text:visited-style-name="Index_20_Link">Rollback<text:tab/>5</text:a></text:p>
          <text:p text:style-name="P15"><text:a xlink:type="simple" xlink:href="#__RefHeading__3656_1085694913%20Copia%202%20Copia%201" text:style-name="Index_20_Link" text:visited-style-name="Index_20_Link">2.1. Clase PDOStatement<text:tab/>6</text:a></text:p>
          <text:p text:style-name="P16"><text:a xlink:type="simple" xlink:href="#__RefHeading___Toc1760_2618880798%20Copia%201%20Copia%201%20Copia%202%20Copia%201%20Copia%201" text:style-name="Index_20_Link" text:visited-style-name="Index_20_Link">Execute<text:tab/>6</text:a></text:p>
          <text:p text:style-name="P16"><text:a xlink:type="simple" xlink:href="#__RefHeading___Toc1760_2618880798%20Copia%201%20Copia%201%20Copia%203" text:style-name="Index_20_Link" text:visited-style-name="Index_20_Link">FetchObject<text:tab/>6</text:a></text:p>
          <text:p text:style-name="P15"><text:a xlink:type="simple" xlink:href="#__RefHeading__3656_1085694913%20Copia%202%20Copia%201%20Copia%201" text:style-name="Index_20_Link" text:visited-style-name="Index_20_Link">2.2. Clase PDOException<text:tab/>7</text:a></text:p>
        </text:index-body>
      </text:table-of-content>
      <text:h text:style-name="P3" text:outline-level="1"><text:span text:style-name="T13"/></text:h>
      <text:h text:style-name="P18" text:outline-level="1"><text:bookmark-start text:name="__RefHeading__3656_1085694913"/><text:span text:style-name="T28">1</text:span><text:span text:style-name="T27">.</text:span><text:span text:style-name="T7"> </text:span><text:span text:style-name="T8">Clase Dat</text:span><text:span text:style-name="T9">e</text:span><text:span text:style-name="T8">Time</text:span><text:bookmark-end text:name="__RefHeading__3656_1085694913"/></text:h>
      <text:p text:style-name="Standard"><text:span text:style-name="T19"/></text:p>
      <text:p text:style-name="P28">Enlace al manual de PHP para la clase DateTime</text:p>
      <text:p text:style-name="Standard"><text:a xlink:type="simple" xlink:href="https://www.php.net/manual/en/class.datetime.php" text:style-name="Internet_20_link" text:visited-style-name="Visited_20_Internet_20_Link"><text:span text:style-name="T19">https://www.php.net/manual/en/class.datetime.php</text:span></text:a></text:p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P5"><text:span text:style-name="T19">La clase DateTime </text:span><text:span text:style-name="T20">sirve para trabajar con fechas en distintos formatos</text:span></text:p>
      <text:p text:style-name="P5"><text:span text:style-name="T20"/></text:p>
      <text:p text:style-name="P29">$oFechaActual=new DateTime(“now”); Creara un objeto de la clase DateTime con la fecha actual</text:p>
      <text:p text:style-name="P13"><text:span text:style-name="T25">$oFechaNacimiento=</text:span><text:span text:style-name="T19">new DateTime(“2004-07-19”); </text:span><text:span text:style-name="T25">Creara un objeto con la fecha especificada</text:span><text:span text:style-name="T19"> </text:span></text:p>
      <text:p text:style-name="P6"><text:span text:style-name="T19"/></text:p>
      <text:p text:style-name="P6"><text:span text:style-name="T21"/></text:p>
      <text:p text:style-name="P6"><text:span text:style-name="T21">S</text:span><text:span text:style-name="T19">i queremos que este objeto tenga una zona horaria por defecto, </text:span><text:span text:style-name="T21">deberemos pas</text:span><text:span text:style-name="T26">a</text:span><text:span text:style-name="T21">rle al construct</text:span><text:span text:style-name="T26">o</text:span><text:span text:style-name="T21">r un objeto de la clase DateTimeZone con la zona deseada:</text:span></text:p>
      <text:p text:style-name="P7"><text:span text:style-name="T19"/></text:p>
      <text:p text:style-name="P7"><text:span text:style-name="T19"/></text:p>
      <text:p text:style-name="P7"><text:span text:style-name="T19">$oFechaActual</text:span><text:span text:style-name="T22">=</text:span><text:span text:style-name="T21">new DateTime("now", new DateTimeZone("Europe/Madrid")); </text:span></text:p>
      <text:p text:style-name="P6"><text:span text:style-name="T19"/></text:p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1758_2618880798"/><text:span text:style-name="T34">F</text:span>ormat<text:bookmark-end text:name="__RefHeading___Toc1758_2618880798"/></text:h>
      <text:p text:style-name="P6"><text:span text:style-name="T19"/></text:p>
      <text:p text:style-name="P6"><text:span text:style-name="T23">P</text:span><text:span text:style-name="T19">odemos trabajar con este objeto para obtener distintos resultados, </text:span><text:span text:style-name="T23">por ejemplo, formatear su salida</text:span></text:p>
      <text:p text:style-name="P6"><text:span text:style-name="T23"/></text:p>
      <text:p text:style-name="P30">Si intentamos mostrar por pantalla el objeto tal cual, nos saltara un error, para mostrarla debemos usar la función format:</text:p>
      <text:p text:style-name="P8"><text:span text:style-name="T19"/></text:p>
      <text:p text:style-name="P31">Por ejemplo</text:p>
      <text:p text:style-name="P9"><text:span text:style-name="T19">echo($oFecha</text:span><text:span text:style-name="T25">Nacimiento</text:span><text:span text:style-name="T19">→format(“d</text:span><text:span text:style-name="T24">/m/Y”)</text:span><text:span text:style-name="T19">) </text:span><text:span text:style-name="T24">mostrara la fecha con este formato: </text:span><text:span text:style-name="T25">19</text:span><text:span text:style-name="T24">/</text:span><text:span text:style-name="T25">07</text:span><text:span text:style-name="T24">/20</text:span><text:span text:style-name="T25">04</text:span></text:p>
      <text:p text:style-name="P9"><text:span text:style-name="T24"/></text:p>
      <text:p text:style-name="P10"><text:span text:style-name="T24">E</text:span><text:span text:style-name="T19">n estos dos enlaces se pueden encontrar listas de todas las opciones de formateado</text:span></text:p>
      <text:p text:style-name="P10"><text:span text:style-name="T19"/></text:p>
      <text:p text:style-name="P11"><text:a xlink:type="simple" xlink:href="https://www.php.net/manual/es/datetime.formats.date.php" text:style-name="Internet_20_link" text:visited-style-name="Visited_20_Internet_20_Link"><text:span text:style-name="T19">https://www.php.net/manual/es/datetime.formats.date.php</text:span></text:a></text:p>
      <text:p text:style-name="P11"><text:a xlink:type="simple" xlink:href="https://www.w3schools.com/php/func_date_date_format.asp" text:style-name="Internet_20_link" text:visited-style-name="Visited_20_Internet_20_Link"><text:span text:style-name="T19">https://www.w3schools.com/php/func_date_date_format.asp</text:span></text:a></text:p>
      <text:p text:style-name="P6"><text:span text:style-name="T19"/></text:p>
      <text:p text:style-name="Standard"/>
      <text:p text:style-name="Standard"/>
      <text:p text:style-name="P12"/>
      <text:h text:style-name="P22" text:outline-level="3"><text:bookmark-start text:name="__RefHeading___Toc1760_2618880798"/>Timezone<text:bookmark-end text:name="__RefHeading___Toc1760_2618880798"/></text:h>
      <text:p text:style-name="P14"/>
      <text:p text:style-name="P4">La clase timezone va ligada a la clase DateTime, podemos cambiar/agregar la zona horaria de un objeto de la clase DateTime con la funcion setTimezone:</text:p>
      <text:p text:style-name="P4"/>
      <text:p text:style-name="P4">$oFechaActual→setTimezone(new DateTimeZone("Europe/Lisbon")); <text:span text:style-name="T32">Cambiara la zona horaria del objeto a la de Lisb</text:span><text:span text:style-name="T33">o</text:span><text:span text:style-name="T32">a</text:span></text:p>
      <text:p text:style-name="P4"/>
      <text:p text:style-name="P4"/>
      <text:p text:style-name="P4"/>
      <text:p text:style-name="P51"><text:bookmark text:name="__RefHeading__3656_1085694913 Copia 1"/><text:span text:style-name="T28"/></text:p>
      <text:h text:style-name="P19" text:outline-level="1"><text:bookmark-start text:name="__RefHeading__3656_1085694913 Copia 2"/><text:span text:style-name="T29">2</text:span><text:span text:style-name="T27">.</text:span><text:span text:style-name="T7"> </text:span><text:span text:style-name="T8">Clase </text:span><text:span text:style-name="T10">PDO</text:span><text:bookmark-end text:name="__RefHeading__3656_1085694913 Copia 2"/></text:h>
      <text:p text:style-name="P39"><text:a xlink:type="simple" xlink:href="https://www.php.net/manual/es/book.pdo.php" text:style-name="Internet_20_link" text:visited-style-name="Visited_20_Internet_20_Link"><text:span text:style-name="T19">https://www.php.net/manual/es/book.pdo.php</text:span></text:a></text:p>
      <text:p text:style-name="P39"><text:span text:style-name="T19"/></text:p>
      <text:p text:style-name="P32">La clase PDO permite crear conexiones con bases de datos, <text:span text:style-name="T35">preparar querys y ejecutarlos</text:span></text:p>
      <text:p text:style-name="P32"/>
      <text:p text:style-name="P35">Establecer conexión:</text:p>
      <text:p text:style-name="P35">$<text:span text:style-name="T37">miDB</text:span> = new PDO('mysql:host=localhost;dbname=nombreDB', 'usuario', 'contraseña' );</text:p>
      <text:p text:style-name="P32"/>
      <text:p text:style-name="P32"/>
      <text:h text:style-name="P23" text:outline-level="3"><text:bookmark-start text:name="__RefHeading___Toc1760_2618880798 Copia 1"/>Prepare<text:bookmark-end text:name="__RefHeading___Toc1760_2618880798 Copia 1"/></text:h>
      <text:p text:style-name="P46"/>
      <text:p text:style-name="P52">Permite <text:span text:style-name="T36">prerparar sentencias sql, ej:</text:span></text:p>
      <text:p text:style-name="P53">$<text:span text:style-name="T37">consulta</text:span> = $<text:span text:style-name="T37">miDB</text:span>→prepare('SELECT * FROM <text:span text:style-name="T37">alumnos</text:span> WHERE <text:span text:style-name="T37">codAlumno</text:span>= <text:span text:style-name="T39">01’</text:span><text:span text:style-name="T37">);</text:span></text:p>
      <text:p text:style-name="P53"/>
      <text:h text:style-name="P24" text:outline-level="3"><text:bookmark-start text:name="__RefHeading___Toc1760_2618880798 Copia 1 Copia 1"/>Unset<text:bookmark-end text:name="__RefHeading___Toc1760_2618880798 Copia 1 Copia 1"/></text:h>
      <text:p text:style-name="P47"/>
      <text:p text:style-name="P56">Termina la conexión con la base de datos</text:p>
      <text:p text:style-name="P56">unset($miDB);</text:p>
      <text:p text:style-name="P55"/>
      <text:h text:style-name="P24" text:outline-level="3"><text:bookmark-start text:name="__RefHeading___Toc1760_2618880798 Copia 1 Copia 1 Copia 1"/>Begin transaction<text:bookmark-end text:name="__RefHeading___Toc1760_2618880798 Copia 1 Copia 1 Copia 1"/></text:h>
      <text:p text:style-name="P47"/>
      <text:p text:style-name="P57">Define un bloque de sentencias que se asegura de que se ejecuten todas o ninguna</text:p>
      <text:h text:style-name="P24" text:outline-level="3"><text:bookmark-start text:name="__RefHeading___Toc1760_2618880798 Copia 1 Copia 1 Copia 2"/>Commit<text:bookmark-end text:name="__RefHeading___Toc1760_2618880798 Copia 1 Copia 1 Copia 2"/></text:h>
      <text:p text:style-name="P47"/>
      <text:p text:style-name="P58">Confirma que las sentencias dentro de una transacci<text:span text:style-name="T45">ó</text:span>n deben ejecutarse</text:p>
      <text:h text:style-name="P25" text:outline-level="3"><text:bookmark-start text:name="__RefHeading___Toc1760_2618880798 Copia 1 Copia 1 Copia 2 Copia 1"/>Rollback<text:bookmark-end text:name="__RefHeading___Toc1760_2618880798 Copia 1 Copia 1 Copia 2 Copia 1"/></text:h>
      <text:p text:style-name="P48"/>
      <text:p text:style-name="P58">Revierte la transacci<text:span text:style-name="T45">ó</text:span><text:span text:style-name="T41">n</text:span></text:p>
      <text:p text:style-name="P58"/>
      <text:p text:style-name="P60"/>
      <text:h text:style-name="P20" text:outline-level="1"><text:bookmark-start text:name="__RefHeading__3656_1085694913 Copia 2 Copia 1"/><text:span text:style-name="T29">2.</text:span><text:span text:style-name="T30">1</text:span><text:span text:style-name="T27">.</text:span><text:span text:style-name="T7"> </text:span><text:span text:style-name="T8">Clase </text:span><text:span text:style-name="T10">PDO</text:span><text:span text:style-name="T11">Statement</text:span><text:bookmark-end text:name="__RefHeading__3656_1085694913 Copia 2 Copia 1"/></text:h>
      <text:p text:style-name="P40"><text:a xlink:type="simple" xlink:href="https://www.php.net/manual/es/class.pdostatement.php" text:style-name="Internet_20_link" text:visited-style-name="Visited_20_Internet_20_Link"><text:span text:style-name="T19">https://www.php.net/manual/es/class.pdostatement.php</text:span></text:a></text:p>
      <text:p text:style-name="P40"><text:span text:style-name="T19"/></text:p>
      <text:p text:style-name="P33">La clase PD<text:span text:style-name="T40">OStatement trabaja con la clase PDO para realizar consultas con parametros y trabajar con las devoluciones de las mismas</text:span></text:p>
      <text:p text:style-name="P54"/>
      <text:p text:style-name="P59">Ejemplo de consulta con parametros:</text:p>
      <text:p text:style-name="P54">$<text:span text:style-name="T37">consulta</text:span> = $<text:span text:style-name="T37">miDB</text:span>→prepare('SELECT * FROM <text:span text:style-name="T37">alumnos</text:span> WHERE <text:span text:style-name="T37">codAlumno</text:span>= :<text:span text:style-name="T37">codAlumno</text:span>' <text:span text:style-name="T37">);</text:span></text:p>
      <text:p text:style-name="P54">$<text:span text:style-name="T37">consulta</text:span>→bindParam(':<text:span text:style-name="T38">codAlumno</text:span>', “<text:span text:style-name="T38">01</text:span>”); </text:p>
      <text:p text:style-name="P54"/>
      <text:h text:style-name="P27" text:outline-level="3"><text:bookmark-start text:name="__RefHeading___Toc1760_2618880798 Copia 1 Copia 1 Copia 2 Copia 1 Copia 1"/>Execute<text:bookmark-end text:name="__RefHeading___Toc1760_2618880798 Copia 1 Copia 1 Copia 2 Copia 1 Copia 1"/></text:h>
      <text:p text:style-name="P50"/>
      <text:p text:style-name="P61">Permite ejecutar sentencias</text:p>
      <text:p text:style-name="P61">Ej:</text:p>
      <text:p text:style-name="P61"><text:span text:style-name="T42">$resultadoConsulta=</text:span>execute($consulta);</text:p>
      <text:p text:style-name="P54"/>
      <text:h text:style-name="P26" text:outline-level="3"><text:bookmark-start text:name="__RefHeading___Toc1760_2618880798 Copia 1 Copia 1 Copia 3"/>FetchObject<text:bookmark-end text:name="__RefHeading___Toc1760_2618880798 Copia 1 Copia 1 Copia 3"/></text:h>
      <text:p text:style-name="P49"/>
      <text:p text:style-name="P59">Los resultados de las consultas se almacenan en un array, este metodo permite ir sacando esos resultados <text:span text:style-name="T42">como </text:span>objetos <text:span text:style-name="T42">e </text:span><text:span text:style-name="T43">ir </text:span><text:span text:style-name="T42">introduci</text:span><text:span text:style-name="T43">endolos</text:span><text:span text:style-name="T42"> en</text:span> variable<text:span text:style-name="T43">s</text:span></text:p>
      <text:p text:style-name="P59">Ej:</text:p>
      <text:p text:style-name="P59">$oAlumno=$resultadoConsulta-&gt;fetchObject()</text:p>
      <text:h text:style-name="P21" text:outline-level="1"><text:bookmark-start text:name="__RefHeading__3656_1085694913 Copia 2 Copia 1 Copia 1"/><text:span text:style-name="T29">2.</text:span><text:span text:style-name="T31">2</text:span><text:span text:style-name="T27">.</text:span><text:span text:style-name="T7"> </text:span><text:span text:style-name="T8">Clase </text:span><text:span text:style-name="T10">PDO</text:span><text:span text:style-name="T12">Exception</text:span><text:bookmark-end text:name="__RefHeading__3656_1085694913 Copia 2 Copia 1 Copia 1"/></text:h>
      <text:p text:style-name="P41"><text:a xlink:type="simple" xlink:href="https://www.php.net/manual/en/class.pdoexception.php" text:style-name="Internet_20_link" text:visited-style-name="Visited_20_Internet_20_Link"><text:span text:style-name="T19">https://www.php.net/manual/en/class.pdoexception.php</text:span></text:a></text:p>
      <text:p text:style-name="P41"><text:span text:style-name="T19"/></text:p>
      <text:p text:style-name="P34">La clase <text:span text:style-name="T44">PDOException permite controlar los errores que puedan surgir de una conexión con la base de datos</text:span></text:p>
      <text:p text:style-name="P36"><text:span text:style-name="T15"/></text:p>
      <text:p text:style-name="P37"><text:span text:style-name="T15">E</text:span><text:span text:style-name="T14">sta se usa al capturar errores de esta forma:</text:span></text:p>
      <text:p text:style-name="P37"><text:span text:style-name="T14">try{</text:span></text:p>
      <text:p text:style-name="P37"><text:span text:style-name="T14"/></text:p>
      <text:p text:style-name="P37"><text:span text:style-name="T14"><text:tab/>//C</text:span><text:span text:style-name="T18">ó</text:span><text:span text:style-name="T14">digo</text:span></text:p>
      <text:p text:style-name="P37"><text:span text:style-name="T14"><text:tab/></text:span></text:p>
      <text:p text:style-name="P37"><text:span text:style-name="T14">}</text:span></text:p>
      <text:p text:style-name="P37"><text:span text:style-name="T14">catch(PDOException </text:span><text:span text:style-name="T16">$error</text:span><text:span text:style-name="T14">){</text:span></text:p>
      <text:p text:style-name="P37"><text:span text:style-name="T14"/></text:p>
      <text:p text:style-name="P37"><text:span text:style-name="T14">}</text:span></text:p>
      <text:p text:style-name="P37"><text:span text:style-name="T14"/></text:p>
      <text:p text:style-name="P37"><text:span text:style-name="T14"/></text:p>
      <text:p text:style-name="P38"><text:span text:style-name="T14">Se puede trabajar co neste objeto para obtener distintas salidas:</text:span></text:p>
      <text:p text:style-name="P38"><text:span text:style-name="T14"/></text:p>
      <text:p text:style-name="P38"><text:span text:style-name="T14">$error→getMessage() <text:s text:c="5"/>Devuelve el mensaje del error</text:span></text:p>
      <text:p text:style-name="P38"><text:span text:style-name="T14">$error→getCode() <text:s text:c="3"/>Devuelve el c</text:span><text:span text:style-name="T17">ó</text:span><text:span text:style-name="T14">digo del erro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.199cm" fo:margin-bottom="0.101cm" style:contextual-spacing="false" fo:text-indent="0cm" style:auto-text-indent="false" fo:background-color="transparent">
        <style:tab-stops>
          <style:tab-stop style:position="24.702cm" style:type="right" style:leader-style="dotted" style:leader-text="."/>
        </style:tab-stops>
      </style:paragraph-properties>
      <style:text-properties fo:color="#333333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4c4c4c" loext:opacity="100%" fo:font-size="13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666666" loext:opacity="100%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4a4a" loext:opacity="100%" style:font-name="Times New Roman1" fo:font-family="'Times New Roman'" style:font-style-name="Negrit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666666" loext:opacity="100%" fo:font-size="8pt" fo:language="es" fo:country="ES" fo:font-style="italic" fo:font-weight="bold" officeooo:paragraph-rsid="0004b2c2" style:font-size-asian="8pt" style:font-style-asian="italic" style:font-weight-asian="bold" style:font-size-complex="8pt" style:font-style-complex="italic" style:font-weight-complex="bold"/>
    </style:style>
    <style:style style:name="MP2" style:family="paragraph" style:parent-style-name="Header">
      <style:paragraph-properties fo:text-align="start" style:justify-single-word="false" fo:orphans="2" fo:widows="2" style:writing-mode="lr-tb"/>
      <style:text-properties fo:color="#999999" loext:opacity="100%" fo:language="es" fo:country="ES" officeooo:paragraph-rsid="0004b2c2"/>
    </style:style>
    <style:style style:name="MT1" style:family="text">
      <style:text-properties officeooo:rsid="001b40e6"/>
    </style:style>
    <style:style style:name="MT2" style:family="text">
      <style:text-properties officeooo:rsid="00092778"/>
    </style:style>
    <style:style style:name="MT3" style:family="text">
      <style:text-properties fo:font-size="8pt" fo:font-style="italic" fo:font-weight="bold" officeooo:rsid="0013df2a" style:font-size-asian="8pt" style:font-style-asian="italic" style:font-weight-asian="bold" style:font-size-complex="8pt" style:font-style-complex="italic" style:font-weight-complex="bold"/>
    </style:style>
    <style:style style:name="MT4" style:family="text">
      <style:text-properties fo:font-size="8pt" fo:font-style="italic" fo:font-weight="bold" officeooo:rsid="0007a3b3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6" style:family="text">
      <style:text-properties fo:font-size="8pt" fo:font-style="italic" fo:font-weight="bold" officeooo:rsid="001d3d8c" style:font-size-asian="8pt" style:font-style-asian="italic" style:font-weight-asian="bold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</text:span><text:tab/><text:span text:style-name="MT1">Estudio clases y funciones PHP</text:span><text:span text:style-name="MT2"><text:tab/></text:span><text:span text:style-name="MT1">DWES</text:span></text:p>
      </style:header>
      <style:footer>
        <text:p text:style-name="MP2"><text:span text:style-name="MT3">IES LOS SAUCES</text:span><text:span text:style-name="MT4"> <text:s text:c="3"/><text:tab/></text:span><text:span text:style-name="MT5"><text:page-number text:select-page="current">7</text:page-number></text:span><text:span text:style-name="MT5"> De </text:span><text:span text:style-name="MT5"><text:page-count>7</text:page-count></text:span><text:span text:style-name="MT5"><text:tab/></text:span><text:span text:style-name="MT6">DAW</text:span><text:span text:style-name="MT3"> </text:span><text:span text:style-name="MT6">24</text:span><text:span text:style-name="MT3">/</text:span><text:span text:style-name="MT6">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eraclio Borbujo Morán</meta:initial-creator>
    <meta:creation-date>2014-09-21T19:57:14.987000000</meta:creation-date>
    <meta:generator>LibreOffice/24.2.4.2$Windows_X86_64 LibreOffice_project/51a6219feb6075d9a4c46691dcfe0cd9c4fff3c2</meta:generator>
    <dc:date>2024-12-13T11:15:11.439000000</dc:date>
    <meta:editing-duration>PT2H33M25S</meta:editing-duration>
    <meta:editing-cycles>70</meta:editing-cycles>
    <meta:document-statistic meta:table-count="0" meta:image-count="0" meta:object-count="0" meta:page-count="7" meta:paragraph-count="80" meta:word-count="450" meta:character-count="3378" meta:non-whitespace-character-count="2990"/>
  </office:meta>
</office:document-meta>
</file>